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0.529cm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2" draw:id="id12" draw:layer="layout" svg:width="0.635cm" svg:height="0.635cm" svg:x="1.528cm" svg:y="0.7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13" draw:id="id13" draw:layer="layout" svg:width="0.635cm" svg:height="0.635cm" svg:x="2.927cm" svg:y="0.7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127cm" svg:height="0.127cm" svg:x="4.449cm" svg:y="1.0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127cm" svg:height="0.127cm" svg:x="5.148cm" svg:y="1.01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127cm" svg:height="0.127cm" svg:x="5.847cm" svg:y="1.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14" draw:id="id14" draw:layer="layout" svg:width="0.635cm" svg:height="0.635cm" svg:x="6.987cm" svg:y="0.7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15" draw:id="id15" draw:layer="layout" svg:width="0.635cm" svg:height="0.635cm" svg:x="8.386cm" svg:y="0.7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11" draw:id="id11" draw:layer="layout" svg:width="0.635cm" svg:height="0.635cm" svg:x="0.131cm" svg:y="0.7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16" draw:id="id16" draw:layer="layout" svg:width="0.635cm" svg:height="0.635cm" svg:x="9.783cm" svg:y="0.7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xml:id="id1" draw:id="id1" draw:layer="layout" svg:width="0.635cm" svg:height="0.635cm" svg:x="1.528cm" svg:y="4.3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xml:id="id8" draw:id="id8" draw:layer="layout" svg:width="0.635cm" svg:height="0.635cm" svg:x="2.927cm" svg:y="4.31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127cm" svg:height="0.127cm" svg:x="4.449cm" svg:y="4.5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127cm" svg:height="0.127cm" svg:x="5.148cm" svg:y="4.56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127cm" svg:height="0.127cm" svg:x="5.847cm" svg:y="4.56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xml:id="id9" draw:id="id9" draw:layer="layout" svg:width="0.635cm" svg:height="0.635cm" svg:x="6.987cm" svg:y="4.3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xml:id="id10" draw:id="id10" draw:layer="layout" svg:width="0.635cm" svg:height="0.635cm" svg:x="8.386cm" svg:y="4.31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3" draw:id="id3" draw:layer="layout" svg:width="0.635cm" svg:height="0.635cm" svg:x="1.528cm" svg:y="8.1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4" draw:id="id4" draw:layer="layout" svg:width="0.635cm" svg:height="0.635cm" svg:x="2.927cm" svg:y="8.1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127cm" svg:height="0.127cm" svg:x="4.449cm" svg:y="8.3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127cm" svg:height="0.127cm" svg:x="5.148cm" svg:y="8.3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0.127cm" svg:height="0.127cm" svg:x="5.847cm" svg:y="8.37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5" draw:id="id5" draw:layer="layout" svg:width="0.635cm" svg:height="0.635cm" svg:x="6.987cm" svg:y="8.1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6" draw:id="id6" draw:layer="layout" svg:width="0.635cm" svg:height="0.635cm" svg:x="8.386cm" svg:y="8.1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2" draw:id="id2" draw:layer="layout" svg:width="0.635cm" svg:height="0.635cm" svg:x="0.131cm" svg:y="8.1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7" draw:id="id7" draw:layer="layout" svg:width="0.635cm" svg:height="0.635cm" svg:x="9.783cm" svg:y="8.1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" draw:text-style-name="P1" draw:layer="layout" draw:type="line" svg:x1="1.846cm" svg:y1="4.95cm" svg:x2="0.449cm" svg:y2="8.125cm" draw:start-shape="id1" draw:start-glue-point="8" draw:end-shape="id2" draw:end-glue-point="4" svg:d="m1846 4950-1397 3175" svg:viewBox="0 0 1398 3176">
            <text:p/>
          </draw:connector>
          <draw:connector draw:style-name="gr4" draw:text-style-name="P1" draw:layer="layout" draw:type="line" svg:x1="1.846cm" svg:y1="4.95cm" svg:x2="1.846cm" svg:y2="8.125cm" draw:start-shape="id1" draw:start-glue-point="8" draw:end-shape="id3" draw:end-glue-point="4" svg:d="m1846 4950v3175" svg:viewBox="0 0 1 3176">
            <text:p/>
          </draw:connector>
          <draw:connector draw:style-name="gr4" draw:text-style-name="P1" draw:layer="layout" draw:type="line" svg:x1="1.846cm" svg:y1="4.95cm" svg:x2="3.245cm" svg:y2="8.124cm" draw:start-shape="id1" draw:start-glue-point="8" draw:end-shape="id4" draw:end-glue-point="4" svg:d="m1846 4950 1399 3174" svg:viewBox="0 0 1400 3175">
            <text:p/>
          </draw:connector>
          <draw:connector draw:style-name="gr4" draw:text-style-name="P1" draw:layer="layout" draw:type="line" svg:x1="1.846cm" svg:y1="4.95cm" svg:x2="7.305cm" svg:y2="8.125cm" draw:start-shape="id1" draw:start-glue-point="8" draw:end-shape="id5" draw:end-glue-point="4" svg:d="m1846 4950 5459 3175" svg:viewBox="0 0 5460 3176">
            <text:p/>
          </draw:connector>
          <draw:connector draw:style-name="gr4" draw:text-style-name="P1" draw:layer="layout" draw:type="line" svg:x1="1.846cm" svg:y1="4.95cm" svg:x2="8.704cm" svg:y2="8.124cm" draw:start-shape="id1" draw:start-glue-point="8" draw:end-shape="id6" draw:end-glue-point="4" svg:d="m1846 4950 6858 3174" svg:viewBox="0 0 6859 3175">
            <text:p/>
          </draw:connector>
          <draw:connector draw:style-name="gr4" draw:text-style-name="P1" draw:layer="layout" draw:type="line" svg:x1="1.846cm" svg:y1="4.95cm" svg:x2="10.101cm" svg:y2="8.125cm" draw:start-shape="id1" draw:start-glue-point="8" draw:end-shape="id7" draw:end-glue-point="4" svg:d="m1846 4950 8255 3175" svg:viewBox="0 0 8256 3176">
            <text:p/>
          </draw:connector>
          <draw:connector draw:style-name="gr4" draw:text-style-name="P1" draw:layer="layout" draw:type="line" svg:x1="3.245cm" svg:y1="4.949cm" svg:x2="0.449cm" svg:y2="8.125cm" draw:start-shape="id8" draw:start-glue-point="8" draw:end-shape="id2" draw:end-glue-point="4" svg:d="m3245 4949-2796 3176" svg:viewBox="0 0 2797 3177">
            <text:p/>
          </draw:connector>
          <draw:connector draw:style-name="gr4" draw:text-style-name="P1" draw:layer="layout" draw:type="line" svg:x1="3.245cm" svg:y1="4.949cm" svg:x2="1.846cm" svg:y2="8.125cm" draw:start-shape="id8" draw:start-glue-point="8" draw:end-shape="id3" draw:end-glue-point="4" svg:d="m3245 4949-1399 3176" svg:viewBox="0 0 1400 3177">
            <text:p/>
          </draw:connector>
          <draw:connector draw:style-name="gr4" draw:text-style-name="P1" draw:layer="layout" draw:type="line" svg:x1="3.245cm" svg:y1="4.949cm" svg:x2="3.245cm" svg:y2="8.124cm" draw:start-shape="id8" draw:start-glue-point="8" draw:end-shape="id4" draw:end-glue-point="4" svg:d="m3245 4949v3175" svg:viewBox="0 0 1 3176">
            <text:p/>
          </draw:connector>
          <draw:connector draw:style-name="gr4" draw:text-style-name="P1" draw:layer="layout" draw:type="line" svg:x1="3.245cm" svg:y1="4.949cm" svg:x2="7.305cm" svg:y2="8.125cm" draw:start-shape="id8" draw:start-glue-point="8" draw:end-shape="id5" draw:end-glue-point="4" svg:d="m3245 4949 4060 3176" svg:viewBox="0 0 4061 3177">
            <text:p/>
          </draw:connector>
          <draw:connector draw:style-name="gr4" draw:text-style-name="P1" draw:layer="layout" draw:type="line" svg:x1="3.245cm" svg:y1="4.949cm" svg:x2="8.704cm" svg:y2="8.124cm" draw:start-shape="id8" draw:start-glue-point="8" draw:end-shape="id6" draw:end-glue-point="4" svg:d="m3245 4949 5459 3175" svg:viewBox="0 0 5460 3176">
            <text:p/>
          </draw:connector>
          <draw:connector draw:style-name="gr4" draw:text-style-name="P1" draw:layer="layout" draw:type="line" svg:x1="3.245cm" svg:y1="4.949cm" svg:x2="10.101cm" svg:y2="8.125cm" draw:start-shape="id8" draw:start-glue-point="8" draw:end-shape="id7" draw:end-glue-point="4" svg:d="m3245 4949 6856 3176" svg:viewBox="0 0 6857 3177">
            <text:p/>
          </draw:connector>
          <draw:connector draw:style-name="gr4" draw:text-style-name="P1" draw:layer="layout" draw:type="line" svg:x1="7.305cm" svg:y1="4.95cm" svg:x2="0.449cm" svg:y2="8.125cm" draw:start-shape="id9" draw:start-glue-point="8" draw:end-shape="id2" draw:end-glue-point="4" svg:d="m7305 4950-6856 3175" svg:viewBox="0 0 6857 3176">
            <text:p/>
          </draw:connector>
          <draw:connector draw:style-name="gr4" draw:text-style-name="P1" draw:layer="layout" draw:type="line" svg:x1="7.305cm" svg:y1="4.95cm" svg:x2="1.846cm" svg:y2="8.125cm" draw:start-shape="id9" draw:start-glue-point="8" draw:end-shape="id3" draw:end-glue-point="4" svg:d="m7305 4950-5459 3175" svg:viewBox="0 0 5460 3176">
            <text:p/>
          </draw:connector>
          <draw:connector draw:style-name="gr4" draw:text-style-name="P1" draw:layer="layout" draw:type="line" svg:x1="7.305cm" svg:y1="4.95cm" svg:x2="3.245cm" svg:y2="8.124cm" draw:start-shape="id9" draw:start-glue-point="8" draw:end-shape="id4" draw:end-glue-point="4" svg:d="m7305 4950-4060 3174" svg:viewBox="0 0 4061 3175">
            <text:p/>
          </draw:connector>
          <draw:connector draw:style-name="gr4" draw:text-style-name="P1" draw:layer="layout" draw:type="line" svg:x1="7.305cm" svg:y1="4.95cm" svg:x2="7.305cm" svg:y2="8.125cm" draw:start-shape="id9" draw:start-glue-point="8" draw:end-shape="id5" draw:end-glue-point="4" svg:d="m7305 4950v3175" svg:viewBox="0 0 1 3176">
            <text:p/>
          </draw:connector>
          <draw:connector draw:style-name="gr4" draw:text-style-name="P1" draw:layer="layout" draw:type="line" svg:x1="7.305cm" svg:y1="4.95cm" svg:x2="8.704cm" svg:y2="8.124cm" draw:start-shape="id9" draw:start-glue-point="8" draw:end-shape="id6" draw:end-glue-point="4" svg:d="m7305 4950 1399 3174" svg:viewBox="0 0 1400 3175">
            <text:p/>
          </draw:connector>
          <draw:connector draw:style-name="gr4" draw:text-style-name="P1" draw:layer="layout" draw:type="line" svg:x1="7.305cm" svg:y1="4.95cm" svg:x2="10.101cm" svg:y2="8.125cm" draw:start-shape="id9" draw:start-glue-point="8" draw:end-shape="id7" draw:end-glue-point="4" svg:d="m7305 4950 2796 3175" svg:viewBox="0 0 2797 3176">
            <text:p/>
          </draw:connector>
          <draw:connector draw:style-name="gr4" draw:text-style-name="P1" draw:layer="layout" draw:type="line" svg:x1="8.704cm" svg:y1="4.949cm" svg:x2="0.449cm" svg:y2="8.125cm" draw:start-shape="id10" draw:start-glue-point="8" draw:end-shape="id2" draw:end-glue-point="4" svg:d="m8704 4949-8255 3176" svg:viewBox="0 0 8256 3177">
            <text:p/>
          </draw:connector>
          <draw:connector draw:style-name="gr4" draw:text-style-name="P1" draw:layer="layout" draw:type="line" svg:x1="8.704cm" svg:y1="4.949cm" svg:x2="1.846cm" svg:y2="8.125cm" draw:start-shape="id10" draw:start-glue-point="8" draw:end-shape="id3" draw:end-glue-point="4" svg:d="m8704 4949-6858 3176" svg:viewBox="0 0 6859 3177">
            <text:p/>
          </draw:connector>
          <draw:connector draw:style-name="gr4" draw:text-style-name="P1" draw:layer="layout" draw:type="line" svg:x1="8.704cm" svg:y1="4.949cm" svg:x2="3.245cm" svg:y2="8.124cm" draw:start-shape="id10" draw:start-glue-point="8" draw:end-shape="id4" draw:end-glue-point="4" svg:d="m8704 4949-5459 3175" svg:viewBox="0 0 5460 3176">
            <text:p/>
          </draw:connector>
          <draw:connector draw:style-name="gr4" draw:text-style-name="P1" draw:layer="layout" draw:type="line" svg:x1="8.704cm" svg:y1="4.949cm" svg:x2="7.305cm" svg:y2="8.125cm" draw:start-shape="id10" draw:start-glue-point="8" draw:end-shape="id5" draw:end-glue-point="4" svg:d="m8704 4949-1399 3176" svg:viewBox="0 0 1400 3177">
            <text:p/>
          </draw:connector>
          <draw:connector draw:style-name="gr4" draw:text-style-name="P1" draw:layer="layout" draw:type="line" svg:x1="8.704cm" svg:y1="4.949cm" svg:x2="8.704cm" svg:y2="8.124cm" draw:start-shape="id10" draw:start-glue-point="8" draw:end-shape="id6" draw:end-glue-point="4" svg:d="m8704 4949v3175" svg:viewBox="0 0 1 3176">
            <text:p/>
          </draw:connector>
          <draw:connector draw:style-name="gr4" draw:text-style-name="P1" draw:layer="layout" draw:type="line" svg:x1="8.704cm" svg:y1="4.949cm" svg:x2="10.101cm" svg:y2="8.125cm" draw:start-shape="id10" draw:start-glue-point="8" draw:end-shape="id7" draw:end-glue-point="4" svg:d="m8704 4949 1397 3176" svg:viewBox="0 0 1398 3177">
            <text:p/>
          </draw:connector>
          <draw:connector draw:style-name="gr4" draw:text-style-name="P1" draw:layer="layout" draw:type="line" svg:x1="1.846cm" svg:y1="4.315cm" svg:x2="0.449cm" svg:y2="1.393cm" draw:start-shape="id1" draw:start-glue-point="4" draw:end-shape="id11" draw:end-glue-point="8" svg:d="m1846 4315-1397-2922" svg:viewBox="0 0 1398 2923">
            <text:p/>
          </draw:connector>
          <draw:connector draw:style-name="gr4" draw:text-style-name="P1" draw:layer="layout" draw:type="line" svg:x1="1.846cm" svg:y1="4.315cm" svg:x2="1.846cm" svg:y2="1.393cm" draw:start-shape="id1" draw:start-glue-point="4" draw:end-shape="id12" draw:end-glue-point="8" svg:d="m1846 4315v-2922" svg:viewBox="0 0 1 2923">
            <text:p/>
          </draw:connector>
          <draw:connector draw:style-name="gr4" draw:text-style-name="P1" draw:layer="layout" draw:type="line" svg:x1="1.846cm" svg:y1="4.315cm" svg:x2="3.245cm" svg:y2="1.392cm" draw:start-shape="id1" draw:start-glue-point="4" draw:end-shape="id13" draw:end-glue-point="8" svg:d="m1846 4315 1399-2923" svg:viewBox="0 0 1400 2924">
            <text:p/>
          </draw:connector>
          <draw:connector draw:style-name="gr4" draw:text-style-name="P1" draw:layer="layout" draw:type="line" svg:x1="1.846cm" svg:y1="4.315cm" svg:x2="7.305cm" svg:y2="1.393cm" draw:start-shape="id1" draw:start-glue-point="4" draw:end-shape="id14" draw:end-glue-point="8" svg:d="m1846 4315 5459-2922" svg:viewBox="0 0 5460 2923">
            <text:p/>
          </draw:connector>
          <draw:connector draw:style-name="gr4" draw:text-style-name="P1" draw:layer="layout" draw:type="line" svg:x1="1.846cm" svg:y1="4.315cm" svg:x2="8.704cm" svg:y2="1.392cm" draw:start-shape="id1" draw:start-glue-point="4" draw:end-shape="id15" draw:end-glue-point="8" svg:d="m1846 4315 6858-2923" svg:viewBox="0 0 6859 2924">
            <text:p/>
          </draw:connector>
          <draw:connector draw:style-name="gr4" draw:text-style-name="P1" draw:layer="layout" draw:type="line" svg:x1="1.846cm" svg:y1="4.315cm" svg:x2="10.101cm" svg:y2="1.393cm" draw:start-shape="id1" draw:start-glue-point="4" draw:end-shape="id16" draw:end-glue-point="8" svg:d="m1846 4315 8255-2922" svg:viewBox="0 0 8256 2923">
            <text:p/>
          </draw:connector>
          <draw:connector draw:style-name="gr4" draw:text-style-name="P1" draw:layer="layout" draw:type="line" svg:x1="3.245cm" svg:y1="4.314cm" svg:x2="0.449cm" svg:y2="1.393cm" draw:start-shape="id8" draw:start-glue-point="4" draw:end-shape="id11" draw:end-glue-point="8" svg:d="m3245 4314-2796-2921" svg:viewBox="0 0 2797 2922">
            <text:p/>
          </draw:connector>
          <draw:connector draw:style-name="gr4" draw:text-style-name="P1" draw:layer="layout" draw:type="line" svg:x1="3.245cm" svg:y1="4.314cm" svg:x2="1.846cm" svg:y2="1.393cm" draw:start-shape="id8" draw:start-glue-point="4" draw:end-shape="id12" draw:end-glue-point="8" svg:d="m3245 4314-1399-2921" svg:viewBox="0 0 1400 2922">
            <text:p/>
          </draw:connector>
          <draw:connector draw:style-name="gr4" draw:text-style-name="P1" draw:layer="layout" draw:type="line" svg:x1="3.245cm" svg:y1="4.314cm" svg:x2="3.245cm" svg:y2="1.392cm" draw:start-shape="id8" draw:start-glue-point="4" draw:end-shape="id13" draw:end-glue-point="8" svg:d="m3245 4314v-2922" svg:viewBox="0 0 1 2923">
            <text:p/>
          </draw:connector>
          <draw:connector draw:style-name="gr4" draw:text-style-name="P1" draw:layer="layout" draw:type="line" svg:x1="3.245cm" svg:y1="4.314cm" svg:x2="7.305cm" svg:y2="1.393cm" draw:start-shape="id8" draw:start-glue-point="4" draw:end-shape="id14" draw:end-glue-point="8" svg:d="m3245 4314 4060-2921" svg:viewBox="0 0 4061 2922">
            <text:p/>
          </draw:connector>
          <draw:connector draw:style-name="gr4" draw:text-style-name="P1" draw:layer="layout" draw:type="line" svg:x1="3.245cm" svg:y1="4.314cm" svg:x2="8.704cm" svg:y2="1.392cm" draw:start-shape="id8" draw:start-glue-point="4" draw:end-shape="id15" draw:end-glue-point="8" svg:d="m3245 4314 5459-2922" svg:viewBox="0 0 5460 2923">
            <text:p/>
          </draw:connector>
          <draw:connector draw:style-name="gr4" draw:text-style-name="P1" draw:layer="layout" draw:type="line" svg:x1="3.245cm" svg:y1="4.314cm" svg:x2="10.325cm" svg:y2="1.3cm" draw:start-shape="id8" draw:start-glue-point="4" draw:end-shape="id16" draw:end-glue-point="9" svg:d="m3245 4314 7080-3014" svg:viewBox="0 0 7081 3015">
            <text:p/>
          </draw:connector>
          <draw:connector draw:style-name="gr4" draw:text-style-name="P1" draw:layer="layout" draw:type="line" svg:x1="7.305cm" svg:y1="4.315cm" svg:x2="0.449cm" svg:y2="1.393cm" draw:start-shape="id9" draw:start-glue-point="4" draw:end-shape="id11" draw:end-glue-point="8" svg:d="m7305 4315-6856-2922" svg:viewBox="0 0 6857 2923">
            <text:p/>
          </draw:connector>
          <draw:connector draw:style-name="gr4" draw:text-style-name="P1" draw:layer="layout" draw:type="line" svg:x1="7.305cm" svg:y1="4.315cm" svg:x2="1.846cm" svg:y2="1.393cm" draw:start-shape="id9" draw:start-glue-point="4" draw:end-shape="id12" draw:end-glue-point="8" svg:d="m7305 4315-5459-2922" svg:viewBox="0 0 5460 2923">
            <text:p/>
          </draw:connector>
          <draw:connector draw:style-name="gr4" draw:text-style-name="P1" draw:layer="layout" draw:type="line" svg:x1="7.305cm" svg:y1="4.315cm" svg:x2="3.245cm" svg:y2="1.392cm" draw:start-shape="id9" draw:start-glue-point="4" draw:end-shape="id13" draw:end-glue-point="8" svg:d="m7305 4315-4060-2923" svg:viewBox="0 0 4061 2924">
            <text:p/>
          </draw:connector>
          <draw:connector draw:style-name="gr4" draw:text-style-name="P1" draw:layer="layout" draw:type="line" svg:x1="7.305cm" svg:y1="4.315cm" svg:x2="7.305cm" svg:y2="1.393cm" draw:start-shape="id9" draw:start-glue-point="4" draw:end-shape="id14" draw:end-glue-point="8" svg:d="m7305 4315v-2922" svg:viewBox="0 0 1 2923">
            <text:p/>
          </draw:connector>
          <draw:connector draw:style-name="gr4" draw:text-style-name="P1" draw:layer="layout" draw:type="line" svg:x1="7.305cm" svg:y1="4.315cm" svg:x2="8.704cm" svg:y2="1.392cm" draw:start-shape="id9" draw:start-glue-point="4" draw:end-shape="id15" draw:end-glue-point="8" svg:d="m7305 4315 1399-2923" svg:viewBox="0 0 1400 2924">
            <text:p/>
          </draw:connector>
          <draw:connector draw:style-name="gr4" draw:text-style-name="P1" draw:layer="layout" draw:type="line" svg:x1="7.305cm" svg:y1="4.315cm" svg:x2="10.101cm" svg:y2="1.393cm" draw:start-shape="id9" draw:start-glue-point="4" draw:end-shape="id16" draw:end-glue-point="8" svg:d="m7305 4315 2796-2922" svg:viewBox="0 0 2797 2923">
            <text:p/>
          </draw:connector>
          <draw:connector draw:style-name="gr4" draw:text-style-name="P1" draw:layer="layout" draw:type="line" svg:x1="8.704cm" svg:y1="4.314cm" svg:x2="0.449cm" svg:y2="1.393cm" draw:start-shape="id10" draw:start-glue-point="4" draw:end-shape="id11" draw:end-glue-point="8" svg:d="m8704 4314-8255-2921" svg:viewBox="0 0 8256 2922">
            <text:p/>
          </draw:connector>
          <draw:connector draw:style-name="gr4" draw:text-style-name="P1" draw:layer="layout" draw:type="line" svg:x1="8.704cm" svg:y1="4.314cm" svg:x2="1.846cm" svg:y2="1.393cm" draw:start-shape="id10" draw:start-glue-point="4" draw:end-shape="id12" draw:end-glue-point="8" svg:d="m8704 4314-6858-2921" svg:viewBox="0 0 6859 2922">
            <text:p/>
          </draw:connector>
          <draw:connector draw:style-name="gr4" draw:text-style-name="P1" draw:layer="layout" draw:type="line" svg:x1="8.704cm" svg:y1="4.314cm" svg:x2="3.245cm" svg:y2="1.392cm" draw:start-shape="id10" draw:start-glue-point="4" draw:end-shape="id13" draw:end-glue-point="8" svg:d="m8704 4314-5459-2922" svg:viewBox="0 0 5460 2923">
            <text:p/>
          </draw:connector>
          <draw:connector draw:style-name="gr4" draw:text-style-name="P1" draw:layer="layout" draw:type="line" svg:x1="8.704cm" svg:y1="4.314cm" svg:x2="7.305cm" svg:y2="1.393cm" draw:start-shape="id10" draw:start-glue-point="4" draw:end-shape="id14" draw:end-glue-point="8" svg:d="m8704 4314-1399-2921" svg:viewBox="0 0 1400 2922">
            <text:p/>
          </draw:connector>
          <draw:connector draw:style-name="gr4" draw:text-style-name="P1" draw:layer="layout" draw:type="line" svg:x1="8.704cm" svg:y1="4.314cm" svg:x2="8.704cm" svg:y2="1.392cm" draw:start-shape="id10" draw:start-glue-point="4" draw:end-shape="id15" draw:end-glue-point="8" svg:d="m8704 4314v-2922" svg:viewBox="0 0 1 2923">
            <text:p/>
          </draw:connector>
          <draw:connector draw:style-name="gr4" draw:text-style-name="P1" draw:layer="layout" draw:type="line" svg:x1="8.704cm" svg:y1="4.314cm" svg:x2="10.101cm" svg:y2="1.393cm" draw:start-shape="id10" draw:start-glue-point="4" draw:end-shape="id16" draw:end-glue-point="8" svg:d="m8704 4314 1397-2921" svg:viewBox="0 0 1398 2922">
            <text:p/>
          </draw:connector>
          <draw:frame draw:style-name="gr5" draw:layer="layout" svg:width="0.825cm" svg:height="0.618cm" svg:x="9.874cm" svg:y="6.583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6" draw:layer="layout" svg:width="1.905cm" svg:height="1.143cm" svg:x="4.259cm" svg:y="8.615cm">
            <draw:text-box>
              <text:p><text:s/><text:span text:style-name="T1">input</text:span></text:p>
            </draw:text-box>
          </draw:frame>
          <draw:frame draw:style-name="gr7" draw:layer="layout" svg:width="2.159cm" svg:height="0.806cm" svg:x="4.195cm" svg:y="-0.148cm">
            <draw:text-box>
              <text:p><text:span text:style-name="T1"><text:s/></text:span><text:span text:style-name="T1">output</text:span></text:p>
            </draw:text-box>
          </draw:frame>
          <draw:frame draw:style-name="gr5" draw:layer="layout" svg:width="0.825cm" svg:height="0.618cm" svg:x="9.81cm" svg:y="2.66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668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06T10:55:10</meta:creation-date>
    <dc:date>2014-10-06T13:31:47</dc:date>
    <meta:editing-duration>PT11M34S</meta:editing-duration>
    <meta:editing-cycles>1</meta:editing-cycles>
    <meta:document-statistic meta:object-count="78"/>
    <meta:generator>LibreOffice/3.5$Linux_X86_64 LibreOffice_project/350m1$Build-2</meta:generator>
  </office:meta>
</office:document-meta>
</file>

<file path=Object 1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2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